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Heading_20_3">
      <style:paragraph-properties fo:text-align="center" style:justify-single-word="false"/>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es des Bulles</text:h>
      <text:p text:style-name="Standard"/>
      <text:p text:style-name="P1">Titre gras</text:p>
      <text:p text:style-name="Standard">Développement d'un clone libre de dropbox</text:p>
      <text:p text:style-name="Standard"/>
      <text:p text:style-name="P1">Cas d'utilisation</text:p>
      <text:p text:style-name="P2">Considérons deux utilisateurs A et B qui souhaitent synchroniser des répertoires sur leur ordinateur. Chacun d'eux exécute un client qui va se connecter au serveur central pour synchroniser leurs fichiers qui seront disponibles sur un dépot SVN.</text:p>
      <text:p text:style-name="P2"/>
      <text:p text:style-name="P2">Bulle : Détections de modifications</text:p>
      <text:p text:style-name="P2">Chaque client surveille en permanence la liste des répertoires à surveiller. Dès qu'une modification est détectée, le client envoi la modification au serveur qui se charge de mettre à jour tous les autres clients.</text:p>
      <text:p text:style-name="P2"/>
      <text:p text:style-name="P2">Bulle : Serveur SVN</text:p>
      <text:p text:style-name="P2">Les médias synchronisés sont stockées dans des dépôts subversion, ce qui permet la gestion des conflits et de l'historique. Cela permet aussi de revenir sur une ancienne révision en cas de mauvaise manipulation.</text:p>
      <text:p text:style-name="P2"/>
      <text:p text:style-name="P2">Bulle : Base de données</text:p>
      <text:p text:style-name="P2">Une base de données SQLite est utilisée pour stocker les données relatives aux utilisateurs et aux dépôts synchronisés.</text:p>
      <text:p text:style-name="P2"/>
      <text:p text:style-name="P2">Bulle : Interface web</text:p>
      <text:p text:style-name="P2">Une interface web dynamique permet d'ajouter/enlever des utilisateurs ou des administrateurs au système. Il s'occupe de la gestion des droits. L'interface web permet aussi l'accès à l'historique des modifications.</text:p>
      <text:p text:style-name="P2"/>
      <text:p text:style-name="P2">Bulle : Scripts perl</text:p>
      <text:p text:style-name="P2">Des scripts perl permettent de faire la liaison entre l'interface web et le serveur SVN. Ces scripts supposent que les dépôts SVN sont accessibles sur la machine du serveur et en mode direct.</text:p>
      <text:p text:style-name="P2"/>
      <text:p text:style-name="P2">Bulle : Connexion sécurisée</text:p>
      <text:p text:style-name="P2">Toutes les communications entre le client et le serveur au travers d'une connexion sécurisée SSL. Les certificats SSL sont chargés de part et d'autre au démarrage des applications.</text:p>
      <text:p text:style-name="P2"/>
      <text:p text:style-name="P2">Bulle : Serveur multiple-thread</text:p>
      <text:p text:style-name="P2">Le serveur est capable de gérer simultanément plusieurs connexions de plusieurs clients grâce à des processus qu'il alloue pour chaque connexion. Cela implique une gestion efficace des accès simultanés à une ressource non partageable.</text:p>
      <text:p text:style-name="P2"/>
      <text:p text:style-name="P2">Bulle : Outils de configuration</text:p>
      <text:p text:style-name="P2">Le client et le serveur disposent chacun d'interfaces de configurations qui permettent de fixer les paramètres d'exécution de l'application.</text:p>
      <text:p text:style-name="P2"/>
      <text:p text:style-name="P2">Bulle : Application multi-plateforme</text:p>
      <text:p text:style-name="P2">Le client et le serveur étant développées en C++ avec la bibliothèque QT, ils sont tous les deux multi-plateforme, et il suffirait d'une recompilation pour les porter sur d'autres systèmes d'explo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ed KY</meta:initial-creator>
    <meta:creation-date>2011-05-29T16:43:34</meta:creation-date>
    <dc:date>2011-05-29T17:07:22</dc:date>
    <dc:creator>Hamed KY</dc:creator>
    <meta:editing-duration>PT00H23M48S</meta:editing-duration>
    <meta:editing-cycles>64</meta:editing-cycles>
    <meta:generator>OpenOffice.org/3.2$Linux OpenOffice.org_project/320m12$Build-9483</meta:generator>
    <meta:document-statistic meta:table-count="0" meta:image-count="0" meta:object-count="0" meta:page-count="1" meta:paragraph-count="23" meta:word-count="348" meta:character-count="2278"/>
  </office:meta>
</office:document-meta>
</file>